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884cm" fo:min-width="5.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cm" svg:stroke-color="#000000" draw:marker-start="Arrow" draw:marker-start-width="0.2cm" draw:marker-end="" draw:marker-end-width="0.275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9cm" fo:min-width="0.413cm"/>
    </style:style>
    <style:style style:name="gr10" style:family="graphic" style:parent-style-name="standard">
      <style:graphic-properties svg:stroke-width="0.05cm" svg:stroke-color="#000000" draw:marker-start="Arrow" draw:marker-start-width="0.2cm" draw:marker-end-width="0.355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13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xyz-basis" svg:x1="1cm" svg:y1="10.5cm" svg:x2="12cm" svg:y2="5cm">
          <text:p/>
        </draw:line>
        <draw:custom-shape draw:style-name="gr2" draw:text-style-name="P2" draw:layer="angles" svg:width="7.876cm" svg:height="3.018cm" draw:transform="skewX (7.83260394897719E-017) rotate (-0.714712328691678) translate (5.351cm 1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xyz-basis" svg:x1="0.6cm" svg:y1="10cm" svg:x2="15cm" svg:y2="10cm">
          <text:p/>
        </draw:line>
        <draw:frame draw:style-name="gr3" draw:text-style-name="P3" draw:layer="xyz-basis" svg:width="0.82cm" svg:height="0.962cm" svg:x="11.28cm" svg:y="4.038cm">
          <draw:text-box>
            <text:p>y</text:p>
          </draw:text-box>
        </draw:frame>
        <draw:frame draw:style-name="gr3" draw:text-style-name="P3" draw:layer="xyz-basis" svg:width="0.82cm" svg:height="0.962cm" svg:x="14.08cm" svg:y="9cm">
          <draw:text-box>
            <text:p>x</text:p>
          </draw:text-box>
        </draw:frame>
        <draw:frame draw:style-name="gr3" draw:text-style-name="P3" draw:layer="xyz-basis" svg:width="0.82cm" svg:height="0.962cm" svg:x="1.2cm" svg:y="0.538cm">
          <draw:text-box>
            <text:p>z</text:p>
          </draw:text-box>
        </draw:frame>
        <draw:line draw:style-name="gr1" draw:text-style-name="P1" draw:layer="xyz-basis" svg:x1="2cm" svg:y1="11.5cm" svg:x2="2cm" svg:y2="1cm">
          <text:p/>
        </draw:line>
        <draw:line draw:style-name="gr4" draw:text-style-name="P1" draw:layer="axes" svg:x1="2cm" svg:y1="10cm" svg:x2="6.3cm" svg:y2="6.178cm">
          <text:p/>
        </draw:line>
        <draw:line draw:style-name="gr5" draw:text-style-name="P1" draw:layer="axes" svg:x1="11cm" svg:y1="8cm" svg:x2="2cm" svg:y2="10cm">
          <text:p/>
        </draw:line>
        <draw:line draw:style-name="gr5" draw:text-style-name="P1" draw:layer="axes" svg:x1="11cm" svg:y1="8cm" svg:x2="11cm" svg:y2="2cm">
          <text:p/>
        </draw:line>
        <draw:line draw:style-name="gr6" draw:text-style-name="P1" draw:layer="axes" svg:x1="6.276cm" svg:y1="6.2cm" svg:x2="7.6cm" svg:y2="5.024cm">
          <text:p/>
        </draw:line>
        <draw:line draw:style-name="gr7" draw:text-style-name="P1" draw:layer="axes" svg:x1="7.512cm" svg:y1="5.1cm" svg:x2="11cm" svg:y2="2cm">
          <text:p/>
        </draw:line>
        <draw:ellipse draw:style-name="gr8" draw:text-style-name="P2" draw:layer="angles" svg:width="1.881cm" svg:height="0.766cm" draw:transform="skewX (0.0457276264022514) rotate (1.72072010954121) translate (9.14cm 10.106cm)" draw:kind="arc" draw:start-angle="204.99" draw:end-angle="324.57">
          <text:p/>
        </draw:ellipse>
        <draw:frame draw:style-name="gr9" draw:text-style-name="P3" draw:layer="angles" svg:width="0.913cm" svg:height="0.962cm" svg:x="9.587cm" svg:y="8.338cm">
          <draw:text-box>
            <text:p><text:span text:style-name="T1">φ</text:span></text:p>
          </draw:text-box>
        </draw:frame>
        <draw:ellipse draw:style-name="gr10" draw:text-style-name="P2" draw:layer="angles" svg:width="0.9cm" svg:height="0.803cm" svg:x="9cm" svg:y="3.059cm" draw:kind="arc" draw:start-angle="96.58" draw:end-angle="339.14">
          <text:p/>
        </draw:ellipse>
        <draw:frame draw:style-name="gr11" draw:text-style-name="P3" draw:layer="angles" svg:width="0.955cm" svg:height="0.962cm" svg:x="8.3cm" svg:y="2.4cm">
          <draw:text-box>
            <text:p><text:span text:style-name="T1">ψ</text:span></text:p>
          </draw:text-box>
        </draw:frame>
        <draw:frame draw:style-name="gr12" draw:text-style-name="P3" draw:layer="angles" svg:width="1.065cm" svg:height="0.962cm" svg:x="3.235cm" svg:y="5.838cm">
          <draw:text-box>
            <text:p><text:span text:style-name="T1">θ</text:span></text:p>
          </draw:text-box>
        </draw:frame>
        <draw:ellipse draw:style-name="gr13" draw:text-style-name="P2" draw:layer="angles" svg:width="7.8cm" svg:height="7.7cm" svg:x="-1.979cm" svg:y="6.388cm" draw:kind="arc" draw:start-angle="43.25" draw:end-angle="88.84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xes"/>
      <draw:layer draw:name="angles"/>
      <draw:layer draw:name="xyz-basi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09:41:57.036000000</meta:creation-date>
    <meta:generator>LibreOffice/5.1.5.2$Windows_x86 LibreOffice_project/7a864d8825610a8c07cfc3bc01dd4fce6a9447e5</meta:generator>
    <dc:date>2024-07-23T12:01:14.177000000</dc:date>
    <meta:editing-duration>PT1H36M46S</meta:editing-duration>
    <meta:editing-cycles>13</meta:editing-cycles>
    <meta:document-statistic meta:object-count="18"/>
  </office:meta>
</office:document-meta>
</file>